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IN Light" svg:font-family="'DIN Light'" style:font-family-generic="roman" style:font-pitch="variable"/>
    <style:font-face style:name="DIN Medium" svg:font-family="'DIN Medium'"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Standard">
      <style:paragraph-properties fo:text-align="start" style:justify-single-word="false"/>
      <style:text-properties style:font-name="DIN Medium" fo:font-size="10pt" style:text-underline-style="none" fo:font-weight="normal" style:font-size-asian="10pt" style:font-weight-asian="normal" style:font-size-complex="10pt" style:font-weight-complex="normal"/>
    </style:style>
    <style:style style:name="P2" style:family="paragraph" style:parent-style-name="Normal">
      <style:text-properties style:font-name="DIN Light" fo:font-size="10pt"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P3" style:family="paragraph" style:parent-style-name="Normal">
      <style:text-properties style:font-name="DIN Light" fo:font-size="10pt" style:text-underline-style="none" fo:font-weight="normal" style:font-size-asian="10pt" style:font-weight-asian="normal" style:font-size-complex="10pt" style:font-weight-complex="normal"/>
    </style:style>
    <style:style style:name="P4" style:family="paragraph" style:parent-style-name="Normal">
      <style:text-properties style:font-name="DIN Medium" fo:font-size="10pt" style:text-underline-style="none" fo:font-weight="normal" style:text-underline-mode="continuous" style:text-overline-mode="continuous" style:text-line-through-mode="continuous" style:font-size-asian="10pt" style:font-weight-asian="normal" style:font-size-complex="10pt" style:font-weight-complex="normal"/>
    </style:style>
    <style:style style:name="P5" style:family="paragraph" style:parent-style-name="Normal">
      <style:text-properties style:font-name="DIN Medium" fo:font-size="10pt" style:text-underline-style="none" fo:font-weight="normal" style:font-size-asian="10pt" style:font-weight-asian="normal" style:font-size-complex="10pt" style:font-weight-complex="normal"/>
    </style:style>
    <style:style style:name="P6" style:family="paragraph" style:parent-style-name="Standard" style:master-page-name="MP0">
      <style:paragraph-properties style:page-number="auto" fo:break-before="page"/>
      <style:text-properties style:font-name="DIN Medium" fo:font-size="10pt" style:text-underline-style="none"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color="#000000" style:font-name-complex="Arial"/>
    </style:style>
    <style:style style:name="T3" style:family="text">
      <style:text-properties style:font-name="DIN Light"/>
    </style:style>
    <style:style style:name="T4" style:family="text">
      <style:text-properties style:font-name="DIN Light" fo:font-size="10pt" style:text-underline-style="none" fo:font-weight="normal" style:font-size-asian="10pt" style:font-weight-asian="normal" style:font-size-complex="10pt" style:font-weight-complex="normal"/>
    </style:style>
    <style:style style:name="T5" style:family="text">
      <style:text-properties style:font-name="DIN Light" fo:font-size="10pt" fo:font-style="italic" style:text-underline-style="none" fo:font-weight="normal" style:font-size-asian="10pt" style:font-style-asian="italic" style:font-weight-asian="normal" style:font-size-complex="10pt"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DIN Medium"/>
    </style:style>
    <style:style style:name="T8" style:family="text">
      <style:text-properties style:font-name="DIN Medium" fo:font-size="10pt" style:text-underline-style="none" fo:font-weight="normal" style:font-size-asian="10pt" style:font-weight-asian="normal" style:font-size-complex="10pt" style:font-weight-complex="normal"/>
    </style:style>
    <style:style style:name="T9" style:family="text">
      <style:text-properties style:font-name="DIN Medium" fo:font-size="10pt" fo:font-style="italic" style:text-underline-style="none" fo:font-weight="normal" style:font-size-asian="10pt" style:font-style-asian="italic" style:font-weight-asian="normal"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Studienarbeit – Urlaubshotelverwaltung<text:line-break/></text:span>Stefanie Lehmann, Elizabeth Pich</text:p>
      <text:p text:style-name="P1">9. Zusammenfassung</text:p>
      <text:p text:style-name="P2">Im folgenden <text:s/>werden Tabellen der Datenbank <text:span text:style-name="T7">fett</text:span> gedruckt. Implementierungen die ueber die Projektbeschreibung hinausgehen sind zudem <text:span text:style-name="T1">kursiv</text:span>. <text:span text:style-name="T7"><text:line-break/><text:line-break/>Allgemein</text:span></text:p>
      <text:p text:style-name="P3">Unsere Datenbank bietet die Grundlage für ein Softwaresystem, mit dem man die Daten eines Hotels verwalten und die taeglichen Arbeitsprozesse durchführen kann. Unsere Datenbank ermoeglicht es, dass <text:span text:style-name="T1">mehrere Hotels</text:span> mit den gleichen Datensatz arbeiten koennen. Dadurch koennte eine Hotelkette <text:span text:style-name="T6">mehrere Hotels</text:span> verwalten, die auf den gleichen Satz von Kundendaten <text:s/>zugreifen moechte. </text:p>
      <text:p text:style-name="P4">Ueberblick der Datenbank</text:p>
      <text:p text:style-name="Normal"><text:span text:style-name="T4">Die </text:span><text:span text:style-name="Default_20_Paragraph_20_Font"><text:span text:style-name="T8">Hotels</text:span></text:span><text:span text:style-name="Default_20_Paragraph_20_Font"><text:span text:style-name="T4"> </text:span></text:span><text:span text:style-name="T4">bestehen aus </text:span><text:span text:style-name="Default_20_Paragraph_20_Font"><text:span text:style-name="T8">Zimmern</text:span></text:span><text:span text:style-name="T4"> und verschiedenen </text:span><text:span text:style-name="Default_20_Paragraph_20_Font"><text:span text:style-name="T8">Abteilungen</text:span></text:span><text:span text:style-name="Default_20_Paragraph_20_Font"><text:span text:style-name="T4">. </text:span></text:span><text:span text:style-name="T8">Zimmer</text:span><text:span text:style-name="T4"> enthalten verschiedene Zimmerkategorien, ausserdem kann vermerkt werden, ob das Zimmer gerade verschmutzt ist oder defekt</text:span><text:span text:style-name="Default_20_Paragraph_20_Font"><text:span text:style-name="T4">. </text:span></text:span><text:span text:style-name="T4">Die Abteilungen koennen entweder </text:span><text:span text:style-name="Default_20_Paragraph_20_Font"><text:span text:style-name="T8">Restaurationen</text:span></text:span><text:span text:style-name="T4">, </text:span><text:span text:style-name="Default_20_Paragraph_20_Font"><text:span text:style-name="T8">Schwimmbaeder</text:span></text:span><text:span text:style-name="T4"> oder </text:span><text:span text:style-name="Default_20_Paragraph_20_Font"><text:span text:style-name="T8">Sporteinrichtungen</text:span></text:span><text:span text:style-name="T4"> sein. Zu den </text:span><text:span text:style-name="T8">Restaurationen</text:span><text:span text:style-name="T4"> gehoeren </text:span><text:span text:style-name="Default_20_Paragraph_20_Font"><text:span text:style-name="T8">Restaurants</text:span></text:span><text:span text:style-name="T4"> und </text:span><text:span text:style-name="Default_20_Paragraph_20_Font"><text:span text:style-name="T8">Hotelbars</text:span></text:span><text:span text:style-name="T4">, in den</text:span><text:span text:style-name="Default_20_Paragraph_20_Font"><text:span text:style-name="T4"> </text:span></text:span><text:span text:style-name="Default_20_Paragraph_20_Font"><text:span text:style-name="T8">SpeisenUndGetraenke</text:span></text:span><text:span text:style-name="Default_20_Paragraph_20_Font"><text:span text:style-name="T4"> (</text:span></text:span><text:span text:style-name="Default_20_Paragraph_20_Font"><text:span text:style-name="T8">Essen</text:span></text:span><text:span text:style-name="Default_20_Paragraph_20_Font"><text:span text:style-name="T4"> und </text:span></text:span><text:span text:style-name="Default_20_Paragraph_20_Font"><text:span text:style-name="T8">Trinken</text:span></text:span><text:span text:style-name="Default_20_Paragraph_20_Font"><text:span text:style-name="T4">) serviert werden</text:span></text:span><text:span text:style-name="T4">, die wiederum Besonderheiten aufweisen koennen. </text:span><text:span text:style-name="T8">Sporteinrichtungen</text:span><text:span text:style-name="T4"> sind </text:span><text:span text:style-name="Default_20_Paragraph_20_Font"><text:span text:style-name="T8">Golf</text:span></text:span><text:span text:style-name="Default_20_Paragraph_20_Font"><text:span text:style-name="T4">-, </text:span></text:span><text:span text:style-name="Default_20_Paragraph_20_Font"><text:span text:style-name="T8">Minigolf</text:span></text:span><text:span text:style-name="Default_20_Paragraph_20_Font"><text:span text:style-name="T4">-, </text:span></text:span><text:span text:style-name="Default_20_Paragraph_20_Font"><text:span text:style-name="T8">Tennisplaetze</text:span></text:span><text:span text:style-name="Default_20_Paragraph_20_Font"><text:span text:style-name="T4">,</text:span></text:span><text:span text:style-name="T4"> und </text:span><text:span text:style-name="Default_20_Paragraph_20_Font"><text:span text:style-name="T8">Fahrraeder</text:span></text:span><text:span text:style-name="T4">, die fuer einen bestimmten Preis </text:span><text:span text:style-name="Default_20_Paragraph_20_Font"><text:span text:style-name="T4">gemietet</text:span></text:span><text:span text:style-name="T4"> werden.</text:span><text:span text:style-name="Default_20_Paragraph_20_Font"><text:span text:style-name="T4"> </text:span></text:span><text:span text:style-name="Default_20_Paragraph_20_Font"><text:span text:style-name="T8">Kunden</text:span></text:span><text:span text:style-name="T4"> koennen: Reservierungsanfragen taetigen, </text:span><text:span text:style-name="Default_20_Paragraph_20_Font"><text:span text:style-name="T8">Reservierungen</text:span></text:span><text:span text:style-name="T4"> <text:s/></text:span><text:span text:style-name="T5">annehmen</text:span><text:span text:style-name="T4"> oder </text:span><text:span text:style-name="T9">ablehnen</text:span><text:span text:style-name="T4">, Schwimmbaeder </text:span><text:span text:style-name="Default_20_Paragraph_20_Font"><text:span text:style-name="T8">benutzten</text:span></text:span><text:span text:style-name="T4">, in Restaurationen Speisen und Getraenke </text:span><text:span text:style-name="Default_20_Paragraph_20_Font"><text:span text:style-name="T8">konsumieren</text:span></text:span><text:span text:style-name="T4">, <text:s/>Sporteinrichtungen </text:span><text:span text:style-name="Default_20_Paragraph_20_Font"><text:span text:style-name="T4">mieten</text:span></text:span><text:span text:style-name="T4">, </text:span><text:span text:style-name="T8">Ausruestung</text:span><text:span text:style-name="T4"> kostenlos</text:span><text:span text:style-name="Default_20_Paragraph_20_Font"><text:span text:style-name="T4"> ausleihen und </text:span></text:span><text:span text:style-name="T4">ihre Rechnungsposten </text:span><text:span text:style-name="Default_20_Paragraph_20_Font"><text:span text:style-name="T8">bezahlen</text:span></text:span><text:span text:style-name="T4">. Die Kunden </text:span><text:span text:style-name="T8">erhalten</text:span><text:span text:style-name="Default_20_Paragraph_20_Font"><text:span text:style-name="T4"> </text:span></text:span><text:span text:style-name="Default_20_Paragraph_20_Font"><text:span text:style-name="T8">Zimmerkarten. </text:span></text:span><text:span text:style-name="Default_20_Paragraph_20_Font"><text:span text:style-name="T4">E</text:span></text:span><text:span text:style-name="T4">in </text:span><text:span text:style-name="T5">Log</text:span><text:span text:style-name="T4"> <text:s/>vermerkt, wann welche Karte welche Tuer </text:span><text:span text:style-name="T8">oe</text:span><text:span text:style-name="Default_20_Paragraph_20_Font"><text:span text:style-name="T8">ffnet</text:span></text:span><text:span text:style-name="Default_20_Paragraph_20_Font"><text:span text:style-name="T4">. </text:span></text:span></text:p>
      <text:p text:style-name="P4">Reservierungen – alle Informationen auf einen Blick</text:p>
      <text:p text:style-name="P3">In den Reservierungen stehen alle wichtigen Informationen fuer die Hotels. Eine zentrale Reservierungsapplikation koennte fuer verschiedene Hotels Reservierungen anfertigen und verwalten. Unsere Hotels haben verschiedene Hoteltypen, somit kann man die Auswahl eines Hotels nach <text:s/>Ort und Hoteltyp eingrenzen. Es koennen verschiedenen Zimmerkategorien gewaehlt werden, mit verschiedenen Verpflegungsstufen. Eine wichtige Domain ist der Gaestestatus, der den Status einer Reservierung anzeigt. Man kann Reservierungen als <text:span text:style-name="T1">Anfrage</text:span> eingeben. Die Reservierung hat den Status AWAITING-CONFIRMATION. <text:span text:style-name="T6">Nimmt</text:span> der Kunde <text:span text:style-name="T6">die</text:span><text:span text:style-name="T1"> Anfrage an</text:span>, wird der Status auf RESERVED gestellt (oder ARRIVAL, wenn Reservierung fuer den selben Tag gilt). Bei einer <text:span text:style-name="T1">Ablehnung</text:span> erfragen wir einen Grund und speichern dies als TURN DOWN, mit einem Eintrag in Ablehnungen. Reservierung koennen storniert werden, dann erhaelt diese den Status CANCELED und eine Stornierungsnummer. Wenn der Gast eincheckt, wird die Reservierung auf IN-HOUSE gestellt, wenn der Gast abreist auf CHECKED-OUT. Aus den Daten der Reservierung laesst sich eine Grundlage fuer Statistiken und Analysen ueber das Kundenverhalten bilden. </text:p>
      <text:p text:style-name="P4">Ambitionierte Sichten und Funktionen</text:p>
      <text:p text:style-name="P3">Die Beschreibung aller Sichten und Funktionen in den <text:s/>Dateien selbst notiert. Wir gehen hier nur auf einige <text:s/>naeher ein:</text:p>
      <text:p text:style-name="Normal"><text:span text:style-name="Default_20_Paragraph_20_Font"><text:span text:style-name="T8">HotelManagerView</text:span></text:span><text:span text:style-name="Default_20_Paragraph_20_Font"><text:span text:style-name="T4">:</text:span></text:span><text:span text:style-name="T4"><text:line-break/>Die HotelManagerView ist ein umfassendes Analysewerkzeug. Sie zeigt Hotels sortiert nach HotelID, mit dazugehoerigen Gesamtumsatz, die Aufsplittung in konsumieren, benutzen, mieten,und Naechteumsatz(umsatzrooms). Dazu extra der Umsatz der Bars, sowie die Anzahl der bisher </text:span><text:soft-page-break/><text:span text:style-name="T4">reservierten Zimmerkategorien, um zu schauen, welche Kategorie am beliebtesten ist. Dabei wird </text:span><text:span text:style-name="T4">nicht beachtet, ob es schon bezahlt wurde, sondern der erwartete Umsatz wird errechnet (eine Art Revenue Forecast).</text:span></text:p>
      <text:p text:style-name="Normal"><text:span text:style-name="Default_20_Paragraph_20_Font"><text:span text:style-name="T8">Funktion Rechnungsposten</text:span></text:span><text:span text:style-name="T8">(Hotelnummer int, Zimmernummer int)</text:span><text:span text:style-name="T4"><text:line-break/>Ein Kunde kann waehrend seines Aufenthalt in Hoteleinrichtungen auf sein Zimmer buchen lassen, statt sie bar zu bezahlen. Diese Ausgaben kann der Kunden jederzeit als eine detaillierte Auflistung aller Posten erhalten. Beim Checkout werden diese Posten dem Zimmerpreis hinzuaddiert. Mit der </text:span><text:span text:style-name="T8">UnbezahlteReservierungView</text:span><text:span text:style-name="T4"> ist es zudem moeglich jederzeit den bisherigen Stand der Rechnung zu begleichen. Dieser wird durch einen Eintrag in die Tabelle bezahlen notiert. </text:span></text:p>
      <text:p text:style-name="P5"><text:span text:style-name="T6">Zimmeranfrage, -ablehnung und -annahme<text:line-break/></text:span><text:span text:style-name="T3">Diese Funktionen simulieren eine Interaktivitaet des Kunden mit einer Reservierungsapplikation. Dadurch dass sie eng verknepft mit den Triggern arbeiten, gewaehrleisten sie in ihrer Ausfuehrung die Einhaltung einiger Integritaetsbedingungen. So etwa, dass Reservierungen auf mehrere Zimmer aufgesplittet werden, Zimmer zusammenhaengend vergeben werden, keine Ueberbuchungen oder Doppelbuchungen stattfinden, <text:s/>und nicht beantwortete Anfragen schliesslich verfallen. </text:span></text:p>
      <text:p text:style-name="P5"><text:line-break/>Problemstellungen und Loesungen</text:p>
      <text:p text:style-name="P5"><text:span text:style-name="T3">Natuerlich sind wir waehrend der Konzeption unseres Datenbanksystems auf Probleme gestossen, die kleine Aenderungen mit sich brachten. Beispielsweise, entschieden wir uns die Beziehung konsumieren um das Attribut Restauration zu erweitern, da wir nur anhand der Speisen, keine eindeutige Restauration identifizieren konnten. Eine Herausforderung war ebenfalls die Sicherung der Konsistenz. So mussten wir mit Triggern einige Integritaetsbedingungen sichern, wie etwa das ein Zimmer kurz vor Anreise eines Kunden defekt wird, das durch den checkOutOfOrderTrigger geprueft wird. <text:line-break/>Wir konnten alle geplanten Relationen umsetzen, wobei wir uns am intensivsten mit Reservierungs- <text:s/>und Bezahlvorgaenge beschaeftigt haben. Wir haetten uns gerne detaillierter mit Personalstrukturen beschaeftigt, <text:s/>merkten aber dass sich diese nicht so gut automatisieren lassen, wie Anfrage-, Ablehnungs- oder Bezahlvorgaenge. <text:s text:c="2"/></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IN Light" svg:font-family="'DIN Light'" style:font-family-generic="roman" style:font-pitch="variable"/>
    <style:font-face style:name="DIN Medium" svg:font-family="'DIN Medium'"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fi</meta:initial-creator>
    <dc:creator>Elli </dc:creator>
    <meta:creation-date>2014-08-22T11:44:00Z</meta:creation-date>
    <dc:date>2014-08-30T20:04:07.71</dc:date>
    <meta:editing-cycles>403</meta:editing-cycles>
    <meta:editing-duration>PT1H41M43S</meta:editing-duration>
    <meta:document-statistic meta:table-count="0" meta:image-count="0" meta:object-count="0" meta:page-count="2" meta:paragraph-count="15" meta:word-count="678" meta:character-count="5422"/>
    <meta:template xlink:type="simple" xlink:actuate="onRequest" xlink:title="" xlink:href="Normal"/>
  </office:meta>
</office:document-meta>
</file>